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Q</text:p>
          </table:table-cell>
          <table:table-cell office:value-type="string">
            <text:p>THAILAND</text:p>
          </table:table-cell>
          <table:table-cell office:value-type="string">
            <text:p>INDONESIA</text:p>
          </table:table-cell>
          <table:table-cell office:value-type="string">
            <text:p>MALAYSIA</text:p>
          </table:table-cell>
          <table:table-cell office:value-type="string">
            <text:p>SINGAPORE</text:p>
          </table:table-cell>
          <table:table-cell office:value-type="string">
            <text:p>VIETNAM</text:p>
          </table:table-cell>
          <table:table-cell office:value-type="string">
            <text:p>CAMBODIA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string">
            <text:p>Q1-2018</text:p>
          </table:table-cell>
          <table:table-cell office:value-type="float" office:value="1235200">
            <text:p>1235200</text:p>
          </table:table-cell>
          <table:table-cell office:value-type="float" office:value="903900">
            <text:p>903900</text:p>
          </table:table-cell>
          <table:table-cell office:value-type="float" office:value="164666">
            <text:p>164666</text:p>
          </table:table-cell>
          <table:table-cell office:value-type="float" office:value="0">
            <text:p>0</text:p>
          </table:table-cell>
          <table:table-cell office:value-type="float" office:value="220000">
            <text:p>220000</text:p>
          </table:table-cell>
          <table:table-cell office:value-type="float" office:value="37000">
            <text:p>37000</text:p>
          </table:table-cell>
          <table:table-cell office:value-type="float" office:value="2560766">
            <text:p>2560766</text:p>
          </table:table-cell>
        </table:table-row>
        <table:table-row table:style-name="ro1">
          <table:table-cell office:value-type="string">
            <text:p>Q2-2018</text:p>
          </table:table-cell>
          <table:table-cell office:value-type="float" office:value="1147400">
            <text:p>1147400</text:p>
          </table:table-cell>
          <table:table-cell office:value-type="float" office:value="911400">
            <text:p>911400</text:p>
          </table:table-cell>
          <table:table-cell office:value-type="float" office:value="112851">
            <text:p>112851</text:p>
          </table:table-cell>
          <table:table-cell office:value-type="float" office:value="0">
            <text:p>0</text:p>
          </table:table-cell>
          <table:table-cell office:value-type="float" office:value="180000">
            <text:p>180000</text:p>
          </table:table-cell>
          <table:table-cell office:value-type="float" office:value="46700">
            <text:p>46700</text:p>
          </table:table-cell>
          <table:table-cell office:value-type="float" office:value="2398351">
            <text:p>2398351</text:p>
          </table:table-cell>
        </table:table-row>
        <table:table-row table:style-name="ro1">
          <table:table-cell office:value-type="string">
            <text:p>Q3-2018</text:p>
          </table:table-cell>
          <table:table-cell office:value-type="float" office:value="1305300">
            <text:p>1305300</text:p>
          </table:table-cell>
          <table:table-cell office:value-type="float" office:value="955000">
            <text:p>955000</text:p>
          </table:table-cell>
          <table:table-cell office:value-type="float" office:value="167392">
            <text:p>167392</text:p>
          </table:table-cell>
          <table:table-cell office:value-type="float" office:value="0">
            <text:p>0</text:p>
          </table:table-cell>
          <table:table-cell office:value-type="float" office:value="360000">
            <text:p>360000</text:p>
          </table:table-cell>
          <table:table-cell office:value-type="float" office:value="55300">
            <text:p>55300</text:p>
          </table:table-cell>
          <table:table-cell office:value-type="float" office:value="2842992">
            <text:p>2842992</text:p>
          </table:table-cell>
        </table:table-row>
        <table:table-row table:style-name="ro1">
          <table:table-cell office:value-type="string">
            <text:p>Q4-2018</text:p>
          </table:table-cell>
          <table:table-cell office:value-type="float" office:value="1190900">
            <text:p>1190900</text:p>
          </table:table-cell>
          <table:table-cell office:value-type="float" office:value="860000">
            <text:p>860000</text:p>
          </table:table-cell>
          <table:table-cell office:value-type="float" office:value="158420">
            <text:p>158420</text:p>
          </table:table-cell>
          <table:table-cell office:value-type="float" office:value="0">
            <text:p>0</text:p>
          </table:table-cell>
          <table:table-cell office:value-type="float" office:value="377700">
            <text:p>377700</text:p>
          </table:table-cell>
          <table:table-cell office:value-type="float" office:value="81100">
            <text:p>81100</text:p>
          </table:table-cell>
          <table:table-cell office:value-type="float" office:value="2668120">
            <text:p>2668120</text:p>
          </table:table-cell>
        </table:table-row>
        <table:table-row table:style-name="ro1">
          <table:table-cell office:value-type="string">
            <text:p>Q1-2019</text:p>
          </table:table-cell>
          <table:table-cell office:value-type="float" office:value="1081300">
            <text:p>1081300</text:p>
          </table:table-cell>
          <table:table-cell office:value-type="float" office:value="800000">
            <text:p>800000</text:p>
          </table:table-cell>
          <table:table-cell office:value-type="float" office:value="185200">
            <text:p>185200</text:p>
          </table:table-cell>
          <table:table-cell office:value-type="float" office:value="0">
            <text:p>0</text:p>
          </table:table-cell>
          <table:table-cell office:value-type="float" office:value="255000">
            <text:p>255000</text:p>
          </table:table-cell>
          <table:table-cell office:value-type="float" office:value="50600">
            <text:p>50600</text:p>
          </table:table-cell>
          <table:table-cell office:value-type="float" office:value="2372100">
            <text:p>2372100</text:p>
          </table:table-cell>
        </table:table-row>
        <table:table-row table:style-name="ro1">
          <table:table-cell office:value-type="string">
            <text:p>Q2-2019-(estimated)</text:p>
          </table:table-cell>
          <table:table-cell office:value-type="float" office:value="1218700">
            <text:p>1218700</text:p>
          </table:table-cell>
          <table:table-cell office:value-type="float" office:value="850000">
            <text:p>850000</text:p>
          </table:table-cell>
          <table:table-cell office:value-type="float" office:value="131200">
            <text:p>131200</text:p>
          </table:table-cell>
          <table:table-cell office:value-type="float" office:value="0">
            <text:p>0</text:p>
          </table:table-cell>
          <table:table-cell office:value-type="float" office:value="190000">
            <text:p>190000</text:p>
          </table:table-cell>
          <table:table-cell office:value-type="float" office:value="80500">
            <text:p>80500</text:p>
          </table:table-cell>
          <table:table-cell office:value-type="float" office:value="2470400">
            <text:p>2470400</text:p>
          </table:table-cell>
        </table:table-row>
        <table:table-row table:style-name="ro1">
          <table:table-cell office:value-type="string">
            <text:p>Q3-2019-(estimated)</text:p>
          </table:table-cell>
          <table:table-cell office:value-type="float" office:value="1300000">
            <text:p>1300000</text:p>
          </table:table-cell>
          <table:table-cell office:value-type="float" office:value="820000">
            <text:p>820000</text:p>
          </table:table-cell>
          <table:table-cell office:value-type="float" office:value="170500">
            <text:p>170500</text:p>
          </table:table-cell>
          <table:table-cell office:value-type="float" office:value="0">
            <text:p>0</text:p>
          </table:table-cell>
          <table:table-cell office:value-type="float" office:value="357500">
            <text:p>357500</text:p>
          </table:table-cell>
          <table:table-cell office:value-type="float" office:value="80500">
            <text:p>80500</text:p>
          </table:table-cell>
          <table:table-cell office:value-type="float" office:value="2728500">
            <text:p>2728500</text:p>
          </table:table-cell>
        </table:table-row>
        <table:table-row table:style-name="ro1">
          <table:table-cell office:value-type="string">
            <text:p>Q4-2019-(estimated)</text:p>
          </table:table-cell>
          <table:table-cell office:value-type="float" office:value="1300000">
            <text:p>1300000</text:p>
          </table:table-cell>
          <table:table-cell office:value-type="float" office:value="800000">
            <text:p>800000</text:p>
          </table:table-cell>
          <table:table-cell office:value-type="float" office:value="163100">
            <text:p>163100</text:p>
          </table:table-cell>
          <table:table-cell office:value-type="float" office:value="0">
            <text:p>0</text:p>
          </table:table-cell>
          <table:table-cell office:value-type="float" office:value="357500">
            <text:p>357500</text:p>
          </table:table-cell>
          <table:table-cell office:value-type="float" office:value="80600">
            <text:p>80600</text:p>
          </table:table-cell>
          <table:table-cell office:value-type="float" office:value="2701200">
            <text:p>27012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01/12/2020</text:date>, <text:time>14:4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4:10:23.88</meta:creation-date>
    <dc:date>2020-01-12T14:47:12.32</dc:date>
    <meta:editing-duration>PT13M5S</meta:editing-duration>
    <meta:editing-cycles>5</meta:editing-cycles>
    <meta:generator>OpenOffice/4.1.7$Win32 OpenOffice.org_project/417m1$Build-9800</meta:generator>
    <meta:document-statistic meta:table-count="1" meta:cell-count="72" meta:object-count="0"/>
  </office:meta>
</office:document-meta>
</file>